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c2a52"/>
    </style:style>
    <style:style style:name="P2" style:family="paragraph" style:parent-style-name="Heading_20_2">
      <style:text-properties officeooo:rsid="000c2a52" officeooo:paragraph-rsid="000c2a52"/>
    </style:style>
    <style:style style:name="P3" style:family="paragraph" style:parent-style-name="Heading_20_3">
      <style:text-properties officeooo:rsid="000c2a52" officeooo:paragraph-rsid="000c2a52"/>
    </style:style>
    <style:style style:name="P4" style:family="paragraph" style:parent-style-name="Standard">
      <style:text-properties officeooo:rsid="000c2a52"/>
    </style:style>
    <style:style style:name="P5" style:family="paragraph" style:parent-style-name="Standard">
      <style:text-properties officeooo:rsid="000c2a52" officeooo:paragraph-rsid="000c2a52"/>
    </style:style>
    <style:style style:name="P6" style:family="paragraph" style:parent-style-name="Standard" style:list-style-name="L6">
      <style:text-properties officeooo:rsid="000c2a52" officeooo:paragraph-rsid="000c2a52"/>
    </style:style>
    <style:style style:name="P7" style:family="paragraph" style:parent-style-name="Standard">
      <style:text-properties fo:font-size="18pt" fo:font-weight="bold" officeooo:rsid="000c2a52" officeooo:paragraph-rsid="000c2a52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4pt" fo:font-weight="bold" officeooo:rsid="000c2a52" officeooo:paragraph-rsid="000c2a52" style:font-size-asian="14pt" style:font-weight-asian="bold" style:font-size-complex="14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>
      <style:text-properties officeooo:rsid="000c2a52" officeooo:paragraph-rsid="000c2a52"/>
    </style:style>
    <style:style style:name="P12" style:family="paragraph" style:parent-style-name="Text_20_body">
      <style:paragraph-properties fo:break-before="page"/>
      <style:text-properties officeooo:paragraph-rsid="000c2a52"/>
    </style:style>
    <style:style style:name="P13" style:family="paragraph" style:parent-style-name="Text_20_body">
      <style:text-properties officeooo:paragraph-rsid="000c2a52"/>
    </style:style>
    <style:style style:name="P14" style:family="paragraph" style:parent-style-name="Text_20_body">
      <style:text-properties officeooo:paragraph-rsid="000cc941"/>
    </style:style>
    <style:style style:name="P15" style:family="paragraph" style:parent-style-name="Text_20_body" style:list-style-name="L5">
      <style:text-properties officeooo:paragraph-rsid="000cc941"/>
    </style:style>
    <style:style style:name="P16" style:family="paragraph" style:parent-style-name="Text_20_body" style:list-style-name="L7"/>
    <style:style style:name="P17" style:family="paragraph" style:parent-style-name="Text_20_body" style:list-style-name="L9"/>
    <style:style style:name="P18" style:family="paragraph" style:parent-style-name="Text_20_body">
      <style:text-properties officeooo:paragraph-rsid="000d485d"/>
    </style:style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>
      <style:text-properties officeooo:paragraph-rsid="000c2a52"/>
    </style:style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T1" style:family="text">
      <style:text-properties officeooo:rsid="000c2a5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span text:style-name="Strong_20_Emphasis">ZK-Rollup Mini Circuit – Detailed Explanation</text:span></text:h>
      <text:p text:style-name="Text_20_body"><text:span text:style-name="Strong_20_Emphasis">Author:</text:span> Sainath Bingi<text:line-break/><text:span text:style-name="Strong_20_Emphasis">Date:</text:span> 09-Jan-2026<text:line-break/><text:span text:style-name="Strong_20_Emphasis">Project:</text:span> Dissertation – ZK-Rollup Implementation</text:p>
      <text:p text:style-name="Horizontal_20_Line"/>
      <text:h text:style-name="Heading_20_2" text:outline-level="2"><text:span text:style-name="Strong_20_Emphasis">1. Introduction</text:span></text:h>
      <text:p text:style-name="Text_20_body">Zero-Knowledge Rollups (ZK-Rollups) are an advanced Layer-2 scaling solution for blockchains. They allow multiple transactions to be <text:span text:style-name="Strong_20_Emphasis">bundled off-chain</text:span> while only submitting <text:span text:style-name="Strong_20_Emphasis">proofs of correctness</text:span> to the main chain.</text:p>
      <text:p text:style-name="Text_20_body">This project implements a <text:span text:style-name="Strong_20_Emphasis">mini ZK-Rollup circuit</text:span> using <text:span text:style-name="Strong_20_Emphasis">Circom 2.1.6</text:span> and <text:span text:style-name="Strong_20_Emphasis">snarkjs</text:span>, demonstrating:</text:p>
      <text:list text:style-name="L1">
        <text:list-item>
          <text:p text:style-name="P9">Multiple users making transfers in a single batch.</text:p>
        </text:list-item>
        <text:list-item>
          <text:p text:style-name="P9">Public output of updated balances.</text:p>
        </text:list-item>
        <text:list-item>
          <text:p text:style-name="P9">Verification of correctness using zero-knowledge proofs.</text:p>
        </text:list-item>
      </text:list>
      <text:p text:style-name="Text_20_body">The circuit is <text:span text:style-name="Strong_20_Emphasis">self-contained</text:span>, <text:span text:style-name="Strong_20_Emphasis">compilable on a college PC</text:span>, and does not require external libraries (<text:span text:style-name="Source_20_Text">circomlib</text:span>).</text:p>
      <text:p text:style-name="Horizontal_20_Line"/>
      <text:h text:style-name="Heading_20_2" text:outline-level="2"><text:span text:style-name="Strong_20_Emphasis">2. Circuit Overview</text:span></text:h>
      <text:p text:style-name="Text_20_body">The circuit models <text:span text:style-name="Strong_20_Emphasis">2 senders (A &amp; B) transferring to 1 receiver (C)</text:span>. It takes <text:span text:style-name="Strong_20_Emphasis">old balances</text:span> and <text:span text:style-name="Strong_20_Emphasis">private transfer amounts</text:span> as inputs and outputs <text:span text:style-name="Strong_20_Emphasis">new balances</text:span> and <text:span text:style-name="Strong_20_Emphasis">total transferred amount</text:span>.</text:p>
      <text:p text:style-name="Text_20_body">Key components:</text:p>
      <text:list text:style-name="L2">
        <text:list-item>
          <text:p text:style-name="P10"><text:span text:style-name="Strong_20_Emphasis">Inputs</text:span>: old balances and transfer amounts.</text:p>
        </text:list-item>
        <text:list-item>
          <text:p text:style-name="P10"><text:span text:style-name="Strong_20_Emphasis">Outputs</text:span>: new balances, total transferred.</text:p>
        </text:list-item>
        <text:list-item>
          <text:p text:style-name="P10"><text:span text:style-name="Strong_20_Emphasis">Constraints</text:span>: ensure the mathematical correctness of balances.</text:p>
        </text:list-item>
      </text:list>
      <text:p text:style-name="Text_20_body">This circuit demonstrates the <text:span text:style-name="Strong_20_Emphasis">core concept of a ZK-Rollup</text:span> without deploying to a blockchain.</text:p>
      <text:p text:style-name="P4"/>
      <text:p text:style-name="P7">3. Circuit Code</text:p>
      <text:p text:style-name="P5"/>
      <text:p text:style-name="P5">pragma circom 2.1.6;</text:p>
      <text:p text:style-name="P5"/>
      <text:p text:style-name="P5">template Rollup() {</text:p>
      <text:p text:style-name="P5"><text:s text:c="4"/>signal input oldBalanceA;</text:p>
      <text:p text:style-name="P5"><text:soft-page-break/><text:s text:c="4"/>signal input oldBalanceB;</text:p>
      <text:p text:style-name="P5"><text:s text:c="4"/>signal input oldBalanceC;</text:p>
      <text:p text:style-name="P5"/>
      <text:p text:style-name="P5"><text:s text:c="4"/>signal input transferAtoC;</text:p>
      <text:p text:style-name="P5"><text:s text:c="4"/>signal input transferBtoC;</text:p>
      <text:p text:style-name="P5"/>
      <text:p text:style-name="P5"><text:s text:c="4"/>signal output newBalanceA;</text:p>
      <text:p text:style-name="P5"><text:s text:c="4"/>signal output newBalanceB;</text:p>
      <text:p text:style-name="P5"><text:s text:c="4"/>signal output newBalanceC;</text:p>
      <text:p text:style-name="P5"><text:s text:c="4"/>signal output totalTransferred;</text:p>
      <text:p text:style-name="P5"/>
      <text:p text:style-name="P5"><text:s text:c="4"/>// --- simple computation, internal signals ---</text:p>
      <text:p text:style-name="P5"><text:s text:c="4"/>signal enoughA;</text:p>
      <text:p text:style-name="P5"><text:s text:c="4"/>signal enoughB;</text:p>
      <text:p text:style-name="P5"/>
      <text:p text:style-name="P5"><text:s text:c="4"/>enoughA &lt;== oldBalanceA - transferAtoC;</text:p>
      <text:p text:style-name="P5"><text:s text:c="4"/>enoughB &lt;== oldBalanceB - transferBtoC;</text:p>
      <text:p text:style-name="P5"/>
      <text:p text:style-name="P5"><text:s text:c="4"/>// --- state transition ---</text:p>
      <text:p text:style-name="P5"><text:s text:c="4"/>newBalanceA &lt;== oldBalanceA - transferAtoC;</text:p>
      <text:p text:style-name="P5"><text:s text:c="4"/>newBalanceB &lt;== oldBalanceB - transferBtoC;</text:p>
      <text:p text:style-name="P5"><text:s text:c="4"/>newBalanceC &lt;== oldBalanceC + transferAtoC + transferBtoC;</text:p>
      <text:p text:style-name="P5"/>
      <text:p text:style-name="P5"><text:s text:c="4"/>totalTransferred &lt;== transferAtoC + transferBtoC;</text:p>
      <text:p text:style-name="P5">}</text:p>
      <text:p text:style-name="P5"/>
      <text:p text:style-name="P5">component main = Rollup();</text:p>
      <text:p text:style-name="P5"/>
      <text:h text:style-name="P2" text:outline-level="2"><text:span text:style-name="Strong_20_Emphasis">4. Explanation of Each Component</text:span></text:h>
      <text:h text:style-name="Heading_20_3" text:outline-level="3"><text:span text:style-name="Strong_20_Emphasis">4.1 Inputs</text:span></text:h>
      <text:p text:style-name="P5">signal input oldBalanceA;</text:p>
      <text:p text:style-name="P5">signal input oldBalanceB;</text:p>
      <text:p text:style-name="P5">signal input oldBalanceC;</text:p>
      <text:p text:style-name="P5">signal input transferAtoC;</text:p>
      <text:p text:style-name="P5">signal input transferBtoC;</text:p>
      <text:p text:style-name="P12"><text:span text:style-name="Source_20_Text"><text:span text:style-name="T1">oldBalanceA/B/C</text:span></text:span><text:span text:style-name="T1">: Current balances of A, B, and C.</text:span></text:p>
      <text:p text:style-name="P13"><text:span text:style-name="Source_20_Text">transferAtoC</text:span>: Private transfer amount from A to C.</text:p>
      <text:p text:style-name="P13"><text:span text:style-name="Source_20_Text">transferBtoC</text:span>: Private transfer amount from B to C.</text:p>
      <text:p text:style-name="P13">These inputs represent the state of the ledger <text:span text:style-name="Strong_20_Emphasis">before the batch of transactions</text:span>.</text:p>
      <text:p text:style-name="P8">4.2 Outputs</text:p>
      <text:p text:style-name="P5"/>
      <text:p text:style-name="P5">signal output newBalanceA;</text:p>
      <text:p text:style-name="P5">signal output newBalanceB;</text:p>
      <text:p text:style-name="P5">signal output newBalanceC;</text:p>
      <text:p text:style-name="P5">signal output totalTransferred;</text:p>
      <text:p text:style-name="P11"><text:span text:style-name="Source_20_Text"/></text:p>
      <text:list text:style-name="L5">
        <text:list-item>
          <text:p text:style-name="P15"><text:span text:style-name="Source_20_Text"><text:span text:style-name="T1">newBalanceA/B/C</text:span></text:span><text:span text:style-name="T1">: Balances after transfers.</text:span></text:p>
        </text:list-item>
        <text:list-item>
          <text:p text:style-name="P15"><text:span text:style-name="Source_20_Text">totalTransferred</text:span>: Public output showing the <text:span text:style-name="Strong_20_Emphasis">sum of all transfers</text:span> in the batch.</text:p>
        </text:list-item>
      </text:list>
      <text:p text:style-name="P14">Public outputs allow verification <text:span text:style-name="Strong_20_Emphasis">without revealing private transfers</text:span>.</text:p>
      <text:p text:style-name="P5"/>
      <text:p text:style-name="P8">4.3 Internal Signals</text:p>
      <text:p text:style-name="P5"/>
      <text:p text:style-name="P5">signal enoughA;</text:p>
      <text:p text:style-name="P5">signal enoughB;</text:p>
      <text:p text:style-name="P5"/>
      <text:p text:style-name="P5">enoughA &lt;== oldBalanceA - transferAtoC;</text:p>
      <text:p text:style-name="P5">enoughB &lt;== oldBalanceB – transferBtoC;</text:p>
      <text:p text:style-name="P5"/>
      <text:p text:style-name="P5"/>
      <text:list text:style-name="L6">
        <text:list-item>
          <text:p text:style-name="P6">enoughA/B are temporary signals representing remaining balances of A and B.</text:p>
        </text:list-item>
        <text:list-item>
          <text:p text:style-name="P6">Originally, we wanted to enforce enoughA &gt;= 0 using &gt;=, but Circom does not allow inequalities directly.</text:p>
        </text:list-item>
        <text:list-item>
          <text:p text:style-name="P6">For simplicity, these signals are calculated but not formally constrained.</text:p>
        </text:list-item>
      </text:list>
      <text:p text:style-name="P5"/>
      <text:p text:style-name="P5">In production circuits, you could use LessThan from circomlib to enforce positivity.</text:p>
      <text:p text:style-name="P5"/>
      <text:p text:style-name="P8">4.4 State Transition</text:p>
      <text:p text:style-name="P8"/>
      <text:p text:style-name="P5">newBalanceA &lt;== oldBalanceA - transferAtoC;</text:p>
      <text:p text:style-name="P5">newBalanceB &lt;== oldBalanceB - transferBtoC;</text:p>
      <text:p text:style-name="P5">newBalanceC &lt;== oldBalanceC + transferAtoC + transferBtoC;</text:p>
      <text:p text:style-name="P5"/>
      <text:p text:style-name="P5">totalTransferred &lt;== transferAtoC + transferBtoC;</text:p>
      <text:p text:style-name="P5"/>
      <text:p text:style-name="P11">Core logic of the ZK-Rollup:</text:p>
      <text:list text:style-name="L7">
        <text:list-item>
          <text:list>
            <text:list-item>
              <text:p text:style-name="P16">Subtract transfer amounts from senders.</text:p>
            </text:list-item>
            <text:list-item>
              <text:p text:style-name="P16">Add transfer amounts to receiver.</text:p>
            </text:list-item>
            <text:list-item>
              <text:p text:style-name="P16">Sum transfers to produce public output.</text:p>
            </text:list-item>
          </text:list>
        </text:list-item>
      </text:list>
      <text:p text:style-name="Quotations"><text:soft-page-break/>This ensures <text:span text:style-name="Strong_20_Emphasis">mathematical correctness</text:span> of the new balances.</text:p>
      <text:p text:style-name="P5"/>
      <text:p text:style-name="P5"/>
      <text:p text:style-name="P8">4.5 Component Instantiation</text:p>
      <text:p text:style-name="P5"/>
      <text:p text:style-name="P5">component main = Rollup();</text:p>
      <text:p text:style-name="P5"/>
      <text:p text:style-name="P11">Creates a single <text:span text:style-name="Strong_20_Emphasis">main instance</text:span> of the circuit.</text:p>
      <text:list text:style-name="L9">
        <text:list-item>
          <text:p text:style-name="P17"><text:span text:style-name="Source_20_Text">main</text:span> is the object that is <text:span text:style-name="Strong_20_Emphasis">compiled by Circom</text:span> into <text:span text:style-name="Source_20_Text">.r1cs</text:span> and <text:span text:style-name="Source_20_Text">.wasm</text:span>.</text:p>
        </text:list-item>
      </text:list>
      <text:p text:style-name="P5"/>
      <text:p text:style-name="P7">5. Example Input JSON</text:p>
      <text:p text:style-name="P5"/>
      <text:p text:style-name="P5">{</text:p>
      <text:p text:style-name="P5"><text:s text:c="2"/>"oldBalanceA": 100,</text:p>
      <text:p text:style-name="P5"><text:s text:c="2"/>"oldBalanceB": 50,</text:p>
      <text:p text:style-name="P5"><text:s text:c="2"/>"oldBalanceC": 200,</text:p>
      <text:p text:style-name="P5"><text:s text:c="2"/>"transferAtoC": 30,</text:p>
      <text:p text:style-name="P5"><text:s text:c="2"/>"transferBtoC": 20</text:p>
      <text:p text:style-name="P5">}</text:p>
      <text:p text:style-name="P5"/>
      <text:p text:style-name="P5">6. Expected Outputs (<text:span text:style-name="Source_20_Text">public.json</text:span>)</text:p>
      <text:p text:style-name="P5"/>
      <text:p text:style-name="P5">{</text:p>
      <text:p text:style-name="P5"><text:s text:c="2"/>"newBalanceA": 70,</text:p>
      <text:p text:style-name="P5"><text:s text:c="2"/>"newBalanceB": 30,</text:p>
      <text:p text:style-name="P5"><text:s text:c="2"/>"newBalanceC": 250,</text:p>
      <text:p text:style-name="P5"><text:s text:c="2"/>"totalTransferred": 50</text:p>
      <text:p text:style-name="P5">}</text:p>
      <text:p text:style-name="P5"/>
      <text:p text:style-name="P18"><text:span text:style-name="T1">Shows how balances </text:span><text:span text:style-name="Strong_20_Emphasis"><text:span text:style-name="T1">update correctly</text:span></text:span><text:span text:style-name="T1"> after the transfers.</text:span></text:p>
      <text:p text:style-name="P18"><text:span text:style-name="Source_20_Text">totalTransferred</text:span> is <text:span text:style-name="Strong_20_Emphasis">publicly visible</text:span>, suitable for verification.</text:p>
      <text:p text:style-name="P5"/>
      <text:h text:style-name="P2" text:outline-level="2"><text:span text:style-name="Strong_20_Emphasis">7. Step-by-Step Instructions to Run Circuit</text:span></text:h>
      <text:h text:style-name="Heading_20_3" text:outline-level="3"><text:span text:style-name="Strong_20_Emphasis">7.1 Compile Circuit</text:span></text:h>
      <text:p text:style-name="P5">circom circuits/rollup.circom --r1cs --wasm --sym -o build</text:p>
      <text:p text:style-name="P5"/>
      <text:p text:style-name="P5">Generates: <text:span text:style-name="Source_20_Text">rollup.r1cs</text:span>, <text:span text:style-name="Source_20_Text">rollup_js/rollup.wasm</text:span>, <text:span text:style-name="Source_20_Text">rollup.sym</text:span>.</text:p>
      <text:p text:style-name="P5"/>
      <text:p text:style-name="P8">7.2 Generate Witness</text:p>
      <text:p text:style-name="P5"/>
      <text:p text:style-name="P5">node build/rollup_js/generate_witness.js build/rollup_js/rollup.wasm inputs/input.json build/witness.wtns</text:p>
      <text:p text:style-name="P5"/>
      <text:p text:style-name="P5">Computes all intermediate signals.</text:p>
      <text:p text:style-name="P5"/>
      <text:p text:style-name="P8"><text:soft-page-break/>7.3 Trusted Setup</text:p>
      <text:p text:style-name="P5"/>
      <text:p text:style-name="P5">snarkjs powersoftau new bn128 12 pot12_0000.ptau -v</text:p>
      <text:p text:style-name="P5">snarkjs powersoftau contribute pot12_0000.ptau pot12_0001.ptau --name="First contribution" -v</text:p>
      <text:p text:style-name="P5">snarkjs powersoftau prepare phase2 pot12_0001.ptau pot12_final.ptau -v</text:p>
      <text:p text:style-name="P5"/>
      <text:p text:style-name="P5">Prepares trusted setup for zk-proof.</text:p>
      <text:p text:style-name="P5"/>
      <text:p text:style-name="P8">7.4 Circuit ZKey Setup</text:p>
      <text:p text:style-name="P5"/>
      <text:p text:style-name="P5">snarkjs groth16 setup build/rollup.r1cs pot12_final.ptau build/rollup_0000.zkey</text:p>
      <text:p text:style-name="P5">snarkjs zkey contribute build/rollup_0000.zkey build/rollup_final.zkey --name="Contributor" -v</text:p>
      <text:p text:style-name="P5"/>
      <text:p text:style-name="P5">Generates proving key (<text:span text:style-name="Source_20_Text">rollup_final.zkey</text:span>).</text:p>
      <text:p text:style-name="P5"/>
      <text:p text:style-name="P8">7.5 Generate Proof</text:p>
      <text:p text:style-name="P5"/>
      <text:p text:style-name="P5">snarkjs groth16 prove build/rollup_final.zkey build/witness.wtns build/proof.json build/public.json</text:p>
      <text:p text:style-name="P5"/>
      <text:p text:style-name="P5">Creates zk-proof (<text:span text:style-name="Source_20_Text">proof.json</text:span>) and public outputs (<text:span text:style-name="Source_20_Text">public.json</text:span>).</text:p>
      <text:p text:style-name="P5"/>
      <text:p text:style-name="P5"/>
      <text:h text:style-name="P3" text:outline-level="3"><text:span text:style-name="Strong_20_Emphasis">7.6 Export Verification Key</text:span></text:h>
      <text:p text:style-name="P5"/>
      <text:p text:style-name="P5">snarkjs zkey export verificationkey build/rollup_final.zkey build/verification_key.json</text:p>
      <text:p text:style-name="P5"/>
      <text:p text:style-name="P8">7.7 Verify Proof</text:p>
      <text:p text:style-name="P5"/>
      <text:p text:style-name="P5">snarkjs groth16 verify build/verification_key.json build/public.json build/proof.json</text:p>
      <text:p text:style-name="P5"/>
      <text:p text:style-name="P7">8. Key Concepts Demonstrated</text:p>
      <text:p text:style-name="P5"/>
      <text:list text:style-name="L17">
        <text:list-item>
          <text:p text:style-name="P22"><text:span text:style-name="Strong_20_Emphasis"><text:span text:style-name="T1">Zero-Knowledge Proofs:</text:span></text:span><text:span text:style-name="T1"> Verify computation correctness without revealing private inputs.</text:span></text:p>
        </text:list-item>
      </text:list>
      <text:list text:style-name="L14">
        <text:list-item>
          <text:p text:style-name="P19"><text:span text:style-name="Strong_20_Emphasis">Rollup Concept:</text:span> Multiple transactions (A + B → C) in one batch.</text:p>
        </text:list-item>
      </text:list>
      <text:list text:style-name="L15">
        <text:list-item>
          <text:p text:style-name="P20"><text:span text:style-name="Strong_20_Emphasis">Public vs Private Data:</text:span> Public outputs (<text:span text:style-name="Source_20_Text">newBalanceC</text:span>, <text:span text:style-name="Source_20_Text">totalTransferred</text:span>) while inputs (<text:span text:style-name="Source_20_Text">transferAtoC</text:span>, <text:span text:style-name="Source_20_Text">transferBtoC</text:span>) remain hidden in proof.</text:p>
        </text:list-item>
      </text:list>
      <text:list text:style-name="L16">
        <text:list-item>
          <text:p text:style-name="P21"><text:span text:style-name="Strong_20_Emphasis">Constraint Systems:</text:span> Circom enforces <text:span text:style-name="Strong_20_Emphasis">all mathematical relationships</text:span> through quadratic constraints.</text:p>
        </text:list-item>
      </text:list>
      <text:p text:style-name="P5"/>
      <text:h text:style-name="P2" text:outline-level="2"><text:span text:style-name="Strong_20_Emphasis">9. Notes for Improvement</text:span></text:h>
      <text:list text:style-name="L19">
        <text:list-item>
          <text:p text:style-name="P24">To enforce proper non-negative balances, integrate <text:span text:style-name="Strong_20_Emphasis"><text:span text:style-name="Source_20_Text">LessThan</text:span></text:span><text:span text:style-name="Strong_20_Emphasis"> from circomlib</text:span>.</text:p>
        </text:list-item>
        <text:list-item>
          <text:p text:style-name="P24">To simulate <text:span text:style-name="Strong_20_Emphasis">larger batches</text:span>, add more senders or multiple receivers.</text:p>
        </text:list-item>
        <text:list-item>
          <text:p text:style-name="P24">Can connect with <text:span text:style-name="Strong_20_Emphasis">Ethereum smart contract</text:span> using <text:span text:style-name="Source_20_Text">verifier.sol</text:span> to verify proofs on-chain.</text:p>
        </text:list-item>
      </text:list>
      <text:p text:style-name="P5"><text:soft-page-break/></text:p>
      <text:p text:style-name="P5"/>
      <text:h text:style-name="P2" text:outline-level="2"><text:span text:style-name="Strong_20_Emphasis">10. Summary</text:span></text:h>
      <text:list text:style-name="L18">
        <text:list-item>
          <text:p text:style-name="P23">This circuit is a <text:span text:style-name="Strong_20_Emphasis">minimal working ZK-Rollup example</text:span> suitable for:</text:p>
          <text:list>
            <text:list-item>
              <text:p text:style-name="P23">Learning zero-knowledge proofs</text:p>
            </text:list-item>
            <text:list-item>
              <text:p text:style-name="P23">Demonstrating batch transaction verification</text:p>
            </text:list-item>
            <text:list-item>
              <text:p text:style-name="P23">Building a professional dissertation/demo</text:p>
            </text:list-item>
          </text:list>
        </text:list-item>
        <text:list-item>
          <text:p text:style-name="P23">It is <text:span text:style-name="Strong_20_Emphasis">self-contained</text:span>, <text:span text:style-name="Strong_20_Emphasis">compiles on a college PC</text:span>, and produces <text:span text:style-name="Strong_20_Emphasis">visible outputs</text:span> for demonstration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5:41:03.120244243</meta:creation-date>
    <dc:date>2026-01-09T16:02:53.251272188</dc:date>
    <meta:editing-duration>PT11M3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6" meta:paragraph-count="137" meta:word-count="814" meta:character-count="6259" meta:non-whitespace-character-count="5517"/>
  </office:meta>
</office:document-meta>
</file>